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alle</text:p>
          </table:table-cell>
          <table:table-cell office:value-type="string">
            <text:p>Localidad</text:p>
          </table:table-cell>
          <table:table-cell office:value-type="string">
            <text:p>Provincia</text:p>
          </table:table-cell>
          <table:table-cell table:number-columns-repeated="46"/>
        </table:table-row>
        <table:table-row>
          <table:table-cell office:value-type="string">
            <text:p>Bar Danubio</text:p>
          </table:table-cell>
          <table:table-cell office:value-type="string">
            <text:p>Calle Monasterio de Urdax 2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iguel Artazcoz</text:p>
          </table:table-cell>
          <table:table-cell/>
          <table:table-cell office:value-type="string">
            <text:p>Tacos</text:p>
          </table:table-cell>
          <table:table-cell office:value-type="string">
            <text:p>Hamburguesas</text:p>
          </table:table-cell>
          <table:table-cell office:value-type="string">
            <text:p>Croquetas</text:p>
          </table:table-cell>
          <table:table-cell table:number-columns-repeated="41"/>
        </table:table-row>
        <table:table-row>
          <table:table-cell office:value-type="string">
            <text:p>Ezkia Taberna</text:p>
          </table:table-cell>
          <table:table-cell office:value-type="string">
            <text:p>Calle Navarrería 1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María Chen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Tortilla de patata</text:p>
          </table:table-cell>
          <table:table-cell table:number-columns-repeated="41"/>
        </table:table-row>
        <table:table-row>
          <table:table-cell office:value-type="string">
            <text:p>Café Cream</text:p>
          </table:table-cell>
          <table:table-cell office:value-type="string">
            <text:p>Avenida Bayona 4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ristina Ronalda</text:p>
          </table:table-cell>
          <table:table-cell/>
          <table:table-cell office:value-type="string">
            <text:p>Cervezas</text:p>
          </table:table-cell>
          <table:table-cell office:value-type="string">
            <text:p>Patatas</text:p>
          </table:table-cell>
          <table:table-cell office:value-type="string">
            <text:p>Nachos</text:p>
          </table:table-cell>
          <table:table-cell table:number-columns-repeated="41"/>
        </table:table-row>
        <table:table-row>
          <table:table-cell office:value-type="string">
            <text:p>Cervecería Baztán</text:p>
          </table:table-cell>
          <table:table-cell office:value-type="string">
            <text:p>Calle Nueva 125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Patxi Irizar</text:p>
          </table:table-cell>
          <table:table-cell/>
          <table:table-cell office:value-type="string">
            <text:p>Cervezas</text:p>
          </table:table-cell>
          <table:table-cell table:number-columns-repeated="43"/>
        </table:table-row>
        <table:table-row table:number-rows-repeated="45">
          <table:table-cell table:number-columns-repeated="50"/>
        </table:table-row>
      </table:table>
      <table:table table:style-name="ta0" table:name="Restaurant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lorean</text:p>
          </table:table-cell>
          <table:table-cell office:value-type="string">
            <text:p>Paseo de Buztintxuri 1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avier Mendoza</text:p>
          </table:table-cell>
          <table:table-cell/>
          <table:table-cell office:value-type="float" office:value="12.5">
            <text:p>12,5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41"/>
        </table:table-row>
        <table:table-row>
          <table:table-cell office:value-type="string">
            <text:p>Sakura</text:p>
          </table:table-cell>
          <table:table-cell office:value-type="string">
            <text:p>Calle B 2</text:p>
          </table:table-cell>
          <table:table-cell office:value-type="string">
            <text:p>Mutilva Baja</text:p>
          </table:table-cell>
          <table:table-cell office:value-type="string">
            <text:p>Navarra</text:p>
          </table:table-cell>
          <table:table-cell office:value-type="string">
            <text:p>Liun Xen</text:p>
          </table:table-cell>
          <table:table-cell/>
          <table:table-cell office:value-type="float" office:value="17.5">
            <text:p>17,5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number-columns-repeated="41"/>
        </table:table-row>
        <table:table-row>
          <table:table-cell office:value-type="string">
            <text:p>Comedor UPNA</text:p>
          </table:table-cell>
          <table:table-cell office:value-type="string">
            <text:p>Universidad Pública de Navarra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Lorena Vergara</text:p>
          </table:table-cell>
          <table:table-cell/>
          <table:table-cell office:value-type="float" office:value="8.5">
            <text:p>8,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table:number-columns-repeated="41"/>
        </table:table-row>
        <table:table-row>
          <table:table-cell office:value-type="string">
            <text:p>McDonalds</text:p>
          </table:table-cell>
          <table:table-cell office:value-type="string">
            <text:p>Parque Comercial Galaria 0</text:p>
          </table:table-cell>
          <table:table-cell office:value-type="string">
            <text:p>Cordovilla</text:p>
          </table:table-cell>
          <table:table-cell office:value-type="string">
            <text:p>Navarra</text:p>
          </table:table-cell>
          <table:table-cell office:value-type="string">
            <text:p>Carmen Auto</text:p>
          </table:table-cell>
          <table:table-cell/>
          <table:table-cell office:value-type="float" office:value="9.0">
            <text:p>9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41"/>
        </table:table-row>
        <table:table-row table:number-rows-repeated="46">
          <table:table-cell table:number-columns-repeated="50"/>
        </table:table-row>
      </table:table>
      <table:table table:style-name="ta0" table:name="Pu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analla</text:p>
          </table:table-cell>
          <table:table-cell office:value-type="string">
            <text:p>Avenida Bayon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Nano Alonso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Kla-B</text:p>
          </table:table-cell>
          <table:table-cell office:value-type="string">
            <text:p>Calle Navas de Tolosa 11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uan Etxeberria</text:p>
          </table:table-cell>
          <table:table-cell/>
          <table:table-cell office:value-type="string">
            <text:p>22:00</text:p>
          </table:table-cell>
          <table:table-cell office:value-type="string">
            <text:p>03:00</text:p>
          </table:table-cell>
          <table:table-cell table:number-columns-repeated="42"/>
        </table:table-row>
        <table:table-row>
          <table:table-cell office:value-type="string">
            <text:p>Indara</text:p>
          </table:table-cell>
          <table:table-cell office:value-type="string">
            <text:p>Calle Yanguas y Miranda 2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Ana Ibañez</text:p>
          </table:table-cell>
          <table:table-cell/>
          <table:table-cell office:value-type="string">
            <text:p>22:00</text:p>
          </table:table-cell>
          <table:table-cell office:value-type="string">
            <text:p>06:00</text:p>
          </table:table-cell>
          <table:table-cell table:number-columns-repeated="42"/>
        </table:table-row>
        <table:table-row>
          <table:table-cell office:value-type="string">
            <text:p>Cavas</text:p>
          </table:table-cell>
          <table:table-cell office:value-type="string">
            <text:p>Calle de Juan de Labrit 0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Jose Pastis</text:p>
          </table:table-cell>
          <table:table-cell/>
          <table:table-cell office:value-type="string">
            <text:p>00:00</text:p>
          </table:table-cell>
          <table:table-cell office:value-type="string">
            <text:p>08:00</text:p>
          </table:table-cell>
          <table:table-cell table:number-columns-repeated="42"/>
        </table:table-row>
        <table:table-row table:number-rows-repeated="46">
          <table:table-cell table:number-columns-repeated="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